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="1.25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12.36mm" svg:height="63.2mm" svg:x="117.26mm" svg:y="79.76mm">
            <draw:object draw:notify-on-update-of-ranges="Feuille1.B8:Feuille1.P8 Feuille1.B8:Feuille1.P8 Feuille1.A9:Feuille1.A9 Feuille1.B9:Feuille1.P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7.57mm" svg:height="58.44mm" svg:x="0mm" svg:y="79.42mm">
            <draw:object draw:notify-on-update-of-ranges="Feuille1.A15:Feuille1.A15 Feuille1.B15:Feuille1.L15 Feuille1.A16:Feuille1.A16 Feuille1.B16:Feuille1.L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04.18mm" svg:height="58.59mm" svg:x="230.06mm" svg:y="79.53mm">
            <draw:object draw:notify-on-update-of-ranges="Feuille1.A35:Feuille1.A35 Feuille1.B35:Feuille1.L35 Feuille1.A36:Feuille1.A36 Feuille1.B36:Feuille1.L3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ce1"/>
        <table:table-column table:style-name="co1" table:number-columns-repeated="4" table:default-cell-style-name="Default"/>
        <table:table-row table:style-name="ro1">
          <table:table-cell table:style-name="Default" table:number-columns-repeated="12"/>
          <table:table-cell table:number-columns-repeated="4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5" table:number-rows-spanned="2">
            <text:p>tri rapide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4"/>
          <table:covered-table-cell table:number-columns-repeated="5"/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2" office:value-type="string" calcext:value-type="string" table:number-columns-spanned="4" table:number-rows-spanned="1">
            <text:p>Aleatoire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0000" calcext:value-type="float">
            <text:p>800000</text:p>
          </table:table-cell>
          <table:table-cell table:style-name="ce3" office:value-type="float" office:value="1600000" calcext:value-type="float">
            <text:p>1600000</text:p>
          </table:table-cell>
          <table:table-cell table:style-name="ce3" office:value-type="float" office:value="3200000" calcext:value-type="float">
            <text:p>3200000</text:p>
          </table:table-cell>
          <table:table-cell table:style-name="ce3" office:value-type="float" office:value="6400000" calcext:value-type="float">
            <text:p>6400000</text:p>
          </table:table-cell>
          <table:table-cell table:style-name="ce3" table:number-columns-repeated="3"/>
          <table:table-cell table:style-name="ce5"/>
        </table:table-row>
        <table:table-row table:style-name="ro1">
          <table:table-cell table:style-name="ce3" office:value-type="string" calcext:value-type="string">
            <text:p>Exec-ale</text:p>
          </table:table-cell>
          <table:table-cell table:style-name="ce3" office:value-type="float" office:value="0.134276" calcext:value-type="float">
            <text:p>0,134276</text:p>
          </table:table-cell>
          <table:table-cell table:style-name="ce3" office:value-type="float" office:value="0.602067" calcext:value-type="float">
            <text:p>0,602067</text:p>
          </table:table-cell>
          <table:table-cell table:style-name="ce3" office:value-type="float" office:value="2.602532" calcext:value-type="float">
            <text:p>2,602532</text:p>
          </table:table-cell>
          <table:table-cell table:style-name="ce3" office:value-type="float" office:value="10.709704" calcext:value-type="float">
            <text:p>10,709704</text:p>
          </table:table-cell>
          <table:table-cell table:style-name="ce3" office:value-type="float" office:value="44.629576" calcext:value-type="float">
            <text:p>44,629576</text:p>
          </table:table-cell>
          <table:table-cell table:style-name="ce3" office:value-type="float" office:value="175.325963" calcext:value-type="float">
            <text:p>175,325963</text:p>
          </table:table-cell>
          <table:table-cell table:style-name="ce3" office:value-type="float" office:value="706.515595" calcext:value-type="float">
            <text:p>706,515595</text:p>
          </table:table-cell>
          <table:table-cell table:style-name="ce3" office:value-type="float" office:value="2856.912432" calcext:value-type="float">
            <text:p>2856,912432</text:p>
          </table:table-cell>
          <table:table-cell table:style-name="ce3" office:value-type="float" office:value="11496.932488" calcext:value-type="float">
            <text:p>11496,932488</text:p>
          </table:table-cell>
          <table:table-cell table:style-name="ce3" office:value-type="float" office:value="42236.2136" calcext:value-type="float">
            <text:p>42236,2136</text:p>
          </table:table-cell>
          <table:table-cell table:style-name="ce3"/>
          <table:table-cell table:style-name="ce5"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2" office:value-type="string" calcext:value-type="string" table:number-columns-spanned="4" table:number-rows-spanned="1">
            <text:p>ordonné</text:p>
          </table:table-cell>
          <table:covered-table-cell table:number-columns-repeated="3"/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0000" calcext:value-type="float">
            <text:p>800000</text:p>
          </table:table-cell>
          <table:table-cell table:style-name="ce3" office:value-type="float" office:value="1600000" calcext:value-type="float">
            <text:p>1600000</text:p>
          </table:table-cell>
          <table:table-cell table:style-name="ce3" office:value-type="float" office:value="3200000" calcext:value-type="float">
            <text:p>3200000</text:p>
          </table:table-cell>
          <table:table-cell table:style-name="ce3" office:value-type="float" office:value="6400000" calcext:value-type="float">
            <text:p>6400000</text:p>
          </table:table-cell>
          <table:table-cell table:style-name="ce5" office:value-type="float" office:value="12800000" calcext:value-type="float">
            <text:p>12800000</text:p>
          </table:table-cell>
          <table:table-cell table:style-name="ce5" office:value-type="float" office:value="25600000" calcext:value-type="float">
            <text:p>25600000</text:p>
          </table:table-cell>
          <table:table-cell table:style-name="ce5" office:value-type="float" office:value="51200000" calcext:value-type="float">
            <text:p>51200000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Exec-ord</text:p>
          </table:table-cell>
          <table:table-cell table:style-name="ce3" office:value-type="float" office:value="0.000047" calcext:value-type="float">
            <text:p>4,7E-05</text:p>
          </table:table-cell>
          <table:table-cell table:style-name="ce3" office:value-type="float" office:value="0.000112" calcext:value-type="float">
            <text:p>0,000112</text:p>
          </table:table-cell>
          <table:table-cell table:style-name="ce3" office:value-type="float" office:value="0.000211" calcext:value-type="float">
            <text:p>0,000211</text:p>
          </table:table-cell>
          <table:table-cell table:style-name="ce3" office:value-type="float" office:value="0.000441" calcext:value-type="float">
            <text:p>0,000441</text:p>
          </table:table-cell>
          <table:table-cell table:style-name="ce3" office:value-type="float" office:value="0.000879" calcext:value-type="float">
            <text:p>0,000879</text:p>
          </table:table-cell>
          <table:table-cell table:style-name="ce3" office:value-type="float" office:value="0.001358" calcext:value-type="float">
            <text:p>0,001358</text:p>
          </table:table-cell>
          <table:table-cell table:style-name="ce3" office:value-type="float" office:value="0.002275" calcext:value-type="float">
            <text:p>0,002275</text:p>
          </table:table-cell>
          <table:table-cell table:style-name="ce3" office:value-type="float" office:value="0.003602" calcext:value-type="float">
            <text:p>0,003602</text:p>
          </table:table-cell>
          <table:table-cell table:style-name="ce3" office:value-type="float" office:value="0.006827" calcext:value-type="float">
            <text:p>0,006827</text:p>
          </table:table-cell>
          <table:table-cell table:style-name="ce5" office:value-type="float" office:value="0.010794" calcext:value-type="float">
            <text:p>0,010794</text:p>
          </table:table-cell>
          <table:table-cell table:style-name="ce3" office:value-type="float" office:value="0.020218" calcext:value-type="float">
            <text:p>0,020218</text:p>
          </table:table-cell>
          <table:table-cell table:style-name="ce5" office:value-type="float" office:value="0.039309" calcext:value-type="float">
            <text:p>0,039309</text:p>
          </table:table-cell>
          <table:table-cell table:style-name="ce5" office:value-type="float" office:value="0.078673" calcext:value-type="float">
            <text:p>0,078673</text:p>
          </table:table-cell>
          <table:table-cell table:style-name="ce5" office:value-type="float" office:value="0.174717" calcext:value-type="float">
            <text:p>0,174717</text:p>
          </table:table-cell>
          <table:table-cell table:style-name="ce5"/>
        </table:table-row>
        <table:table-row table:style-name="ro1" table:number-rows-repeated="3">
          <table:table-cell table:number-columns-repeated="16"/>
        </table:table-row>
        <table:table-row table:style-name="ro1" table:number-rows-repeated="4">
          <table:table-cell table:style-name="Default" table:number-columns-repeated="11"/>
          <table:table-cell table:number-columns-repeated="5"/>
        </table:table-row>
        <table:table-row table:style-name="ro1" table:number-rows-repeated="2">
          <table:table-cell table:number-columns-repeated="16"/>
        </table:table-row>
        <table:table-row table:style-name="ro1" table:number-rows-repeated="7">
          <table:table-cell table:style-name="Default" table:number-columns-repeated="12"/>
          <table:table-cell table:number-columns-repeated="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ordonné inverse</text:p>
          </table:table-cell>
          <table:covered-table-cell table:number-columns-repeated="3"/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number-columns-repeated="11"/>
          <table: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3" office:value-type="float" office:value="50000" calcext:value-type="float">
            <text:p>50000</text:p>
          </table:table-cell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200000" calcext:value-type="float">
            <text:p>200000</text:p>
          </table:table-cell>
          <table:table-cell table:style-name="ce3" office:value-type="float" office:value="400000" calcext:value-type="float">
            <text:p>400000</text:p>
          </table:table-cell>
          <table:table-cell table:style-name="ce3" office:value-type="float" office:value="800000" calcext:value-type="float">
            <text:p>800000</text:p>
          </table:table-cell>
          <table:table-cell table:style-name="ce3" office:value-type="float" office:value="1600000" calcext:value-type="float">
            <text:p>1600000</text:p>
          </table:table-cell>
          <table:table-cell table:style-name="ce3" office:value-type="float" office:value="3200000" calcext:value-type="float">
            <text:p>3200000</text:p>
          </table:table-cell>
          <table:table-cell table:style-name="ce5" office:value-type="float" office:value="6400000" calcext:value-type="float">
            <text:p>640000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Exec-ordinv</text:p>
          </table:table-cell>
          <table:table-cell table:style-name="ce3" office:value-type="float" office:value="0.161899" calcext:value-type="float">
            <text:p>0,161899</text:p>
          </table:table-cell>
          <table:table-cell table:style-name="ce3" office:value-type="float" office:value="0.646248" calcext:value-type="float">
            <text:p>0,646248</text:p>
          </table:table-cell>
          <table:table-cell table:style-name="ce3" office:value-type="float" office:value="2.600985" calcext:value-type="float">
            <text:p>2,600985</text:p>
          </table:table-cell>
          <table:table-cell table:style-name="ce3" office:value-type="float" office:value="10.293416" calcext:value-type="float">
            <text:p>10,293416</text:p>
          </table:table-cell>
          <table:table-cell table:style-name="ce3" office:value-type="float" office:value="41.720442" calcext:value-type="float">
            <text:p>41,720442</text:p>
          </table:table-cell>
          <table:table-cell table:style-name="ce3" office:value-type="float" office:value="167.186128" calcext:value-type="float">
            <text:p>167,186128</text:p>
          </table:table-cell>
          <table:table-cell table:style-name="ce3" office:value-type="float" office:value="674.438652" calcext:value-type="float">
            <text:p>674,438652</text:p>
          </table:table-cell>
          <table:table-cell table:style-name="ce3" office:value-type="float" office:value="2732.132" calcext:value-type="float">
            <text:p>2732,132</text:p>
          </table:table-cell>
          <table:table-cell table:style-name="ce3" office:value-type="float" office:value="10812.3267" calcext:value-type="float">
            <text:p>10812,3267</text:p>
          </table:table-cell>
          <table:table-cell table:style-name="ce3" office:value-type="float" office:value="41361.4723" calcext:value-type="float">
            <text:p>41361,4723</text:p>
          </table:table-cell>
          <table:table-cell table:style-name="ce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17:57:11.4593511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47:09.102596432</meta:creation-date>
    <dc:date>2018-12-08T18:35:00.755020404</dc:date>
    <meta:editing-duration>PT3H24M15S</meta:editing-duration>
    <meta:editing-cycles>67</meta:editing-cycles>
    <meta:generator>LibreOffice/6.0.6.2$Linux_X86_64 LibreOffice_project/00m0$Build-2</meta:generator>
    <meta:document-statistic meta:table-count="1" meta:cell-count="8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237cm" svg:height="6.321cm" xlink:href=".." xlink:type="simple" chart:class="chart:scatter" chart:row-mapping="0" chart:style-name="ch1">
        <chart:legend chart:legend-position="end" svg:x="8.544cm" svg:y="2.861cm" style:legend-expansion="high" chart:style-name="ch2"/>
        <chart:plot-area chart:style-name="ch3" table:cell-range-address="Feuille1.A8:Feuille1.P9" chart:data-source-has-labels="both" svg:x="0.224cm" svg:y="0.126cm" svg:width="8.096cm" svg:height="6.069cm">
          <chartooo:coordinate-region svg:x="1.401cm" svg:y="0.325cm" svg:width="6.269cm" svg:height="5.223cm"/>
          <chart:axis chart:dimension="x" chart:name="primary-x" chart:style-name="ch4" chartooo:axis-type="auto">
            <chart:categories table:cell-range-address="Feuille1.B8:Feuille1.P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9:Feuille1.P9" chart:label-cell-address="Feuille1.A9:Feuille1.A9" chart:class="chart:scatter">
            <chart:domain table:cell-range-address="Feuille1.B8:Feuille1.P8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8:Feuille1.P8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Ligne 8</text:p>
                <draw:g>
                  <svg:desc/>
                </draw:g>
              </table:table-cell>
              <table:table-cell office:value-type="float" office:value="6250">
                <text:p>6250</text:p>
                <draw:g>
                  <svg:desc>Feuille1.B8:Feuille1.P8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xec-ale</text:p>
                <draw:g>
                  <svg:desc>Feuille1.A9:Feuille1.A9</svg:desc>
                </draw:g>
              </table:table-cell>
              <table:table-cell office:value-type="float" office:value="0.134276">
                <text:p>0.134276</text:p>
                <draw:g>
                  <svg:desc>Feuille1.B9:Feuille1.P9</svg:desc>
                </draw:g>
              </table:table-cell>
              <table:table-cell office:value-type="float" office:value="0.602067">
                <text:p>0.602067</text:p>
              </table:table-cell>
              <table:table-cell office:value-type="float" office:value="2.602532">
                <text:p>2.602532</text:p>
              </table:table-cell>
              <table:table-cell office:value-type="float" office:value="10.709704">
                <text:p>10.709704</text:p>
              </table:table-cell>
              <table:table-cell office:value-type="float" office:value="44.629576">
                <text:p>44.629576</text:p>
              </table:table-cell>
              <table:table-cell office:value-type="float" office:value="175.325963">
                <text:p>175.325963</text:p>
              </table:table-cell>
              <table:table-cell office:value-type="float" office:value="706.515595">
                <text:p>706.515595</text:p>
              </table:table-cell>
              <table:table-cell office:value-type="float" office:value="2856.912432">
                <text:p>2856.912432</text:p>
              </table:table-cell>
              <table:table-cell office:value-type="float" office:value="11496.932488">
                <text:p>11496.932488</text:p>
              </table:table-cell>
              <table:table-cell office:value-type="float" office:value="42236.2136">
                <text:p>42236.2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758cm" svg:height="5.845cm" xlink:href=".." xlink:type="simple" chart:class="chart:scatter" chart:style-name="ch1">
        <chart:legend chart:legend-position="end" svg:x="9.038cm" svg:y="2.623cm" style:legend-expansion="high" chart:style-name="ch2"/>
        <chart:plot-area chart:style-name="ch3" table:cell-range-address="Feuille1.A15:Feuille1.L16" chart:data-source-has-labels="both" svg:x="0.235cm" svg:y="0.116cm" svg:width="8.568cm" svg:height="5.613cm">
          <chartooo:coordinate-region svg:x="1.147cm" svg:y="0.315cm" svg:width="7.006cm" svg:height="4.767cm"/>
          <chart:axis chart:dimension="x" chart:name="primary-x" chart:style-name="ch4" chartooo:axis-type="auto">
            <chart:categories table:cell-range-address="Feuille1.B15:Feuille1.L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16:Feuille1.L16" chart:label-cell-address="Feuille1.A16:Feuille1.A16" chart:class="chart:scatter">
            <chart:domain table:cell-range-address="Feuille1.B15:Feuille1.L15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15:Feuille1.L15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</table:table-row>
          </table:table-header-rows>
          <table:table-rows>
            <table:table-row>
              <table:table-cell office:value-type="string">
                <text:p>Exec-ord</text:p>
                <draw:g>
                  <svg:desc>Feuille1.A16:Feuille1.A16</svg:desc>
                </draw:g>
              </table:table-cell>
              <table:table-cell office:value-type="float" office:value="0.000047">
                <text:p>0.000047</text:p>
                <draw:g>
                  <svg:desc>Feuille1.B16:Feuille1.L16</svg:desc>
                </draw:g>
              </table:table-cell>
              <table:table-cell office:value-type="float" office:value="0.000112">
                <text:p>0.000112</text:p>
              </table:table-cell>
              <table:table-cell office:value-type="float" office:value="0.000211">
                <text:p>0.000211</text:p>
              </table:table-cell>
              <table:table-cell office:value-type="float" office:value="0.000441">
                <text:p>0.000441</text:p>
              </table:table-cell>
              <table:table-cell office:value-type="float" office:value="0.000879">
                <text:p>0.000879</text:p>
              </table:table-cell>
              <table:table-cell office:value-type="float" office:value="0.001358">
                <text:p>0.001358</text:p>
              </table:table-cell>
              <table:table-cell office:value-type="float" office:value="0.002275">
                <text:p>0.002275</text:p>
              </table:table-cell>
              <table:table-cell office:value-type="float" office:value="0.003602">
                <text:p>0.003602</text:p>
              </table:table-cell>
              <table:table-cell office:value-type="float" office:value="0.006827">
                <text:p>0.006827</text:p>
              </table:table-cell>
              <table:table-cell office:value-type="float" office:value="0.010794">
                <text:p>0.010794</text:p>
              </table:table-cell>
              <table:table-cell office:value-type="float" office:value="0.020218">
                <text:p>0.0202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419cm" svg:height="5.86cm" xlink:href=".." xlink:type="simple" chart:class="chart:scatter" chart:style-name="ch1">
        <chart:legend chart:legend-position="end" svg:x="7.249cm" svg:y="2.631cm" style:legend-expansion="high" chart:style-name="ch2"/>
        <chart:plot-area chart:style-name="ch3" table:cell-range-address="Feuille1.A35:Feuille1.L36" chart:data-source-has-labels="both" svg:x="0.208cm" svg:y="0.117cm" svg:width="6.833cm" svg:height="5.626cm">
          <chartooo:coordinate-region svg:x="1.385cm" svg:y="0.316cm" svg:width="5.006cm" svg:height="4.78cm"/>
          <chart:axis chart:dimension="x" chart:name="primary-x" chart:style-name="ch4" chartooo:axis-type="auto">
            <chart:categories table:cell-range-address="Feuille1.B35:Feuille1.L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6:Feuille1.L36" chart:label-cell-address="Feuille1.A36:Feuille1.A36" chart:class="chart:scatter">
            <chart:domain table:cell-range-address="Feuille1.B35:Feuille1.L35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6250">
                <text:p>6250</text:p>
                <draw:g>
                  <svg:desc>Feuille1.B35:Feuille1.L35</svg:desc>
                </draw:g>
              </table:table-cell>
              <table:table-cell office:value-type="float" office:value="12500">
                <text:p>12500</text:p>
              </table:table-cell>
              <table:table-cell office:value-type="float" office:value="25000">
                <text:p>25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200000">
                <text:p>200000</text:p>
              </table:table-cell>
              <table:table-cell office:value-type="float" office:value="400000">
                <text:p>400000</text:p>
              </table:table-cell>
              <table:table-cell office:value-type="float" office:value="800000">
                <text:p>800000</text:p>
              </table:table-cell>
              <table:table-cell office:value-type="float" office:value="1600000">
                <text:p>1600000</text:p>
              </table:table-cell>
              <table:table-cell office:value-type="float" office:value="3200000">
                <text:p>3200000</text:p>
              </table:table-cell>
              <table:table-cell office:value-type="float" office:value="6400000">
                <text:p>6400000</text:p>
              </table:table-cell>
            </table:table-row>
          </table:table-header-rows>
          <table:table-rows>
            <table:table-row>
              <table:table-cell office:value-type="string">
                <text:p>Exec-ordinv</text:p>
                <draw:g>
                  <svg:desc>Feuille1.A36:Feuille1.A36</svg:desc>
                </draw:g>
              </table:table-cell>
              <table:table-cell office:value-type="float" office:value="0.161899">
                <text:p>0.161899</text:p>
                <draw:g>
                  <svg:desc>Feuille1.B36:Feuille1.L36</svg:desc>
                </draw:g>
              </table:table-cell>
              <table:table-cell office:value-type="float" office:value="0.646248">
                <text:p>0.646248</text:p>
              </table:table-cell>
              <table:table-cell office:value-type="float" office:value="2.600985">
                <text:p>2.600985</text:p>
              </table:table-cell>
              <table:table-cell office:value-type="float" office:value="10.293416">
                <text:p>10.293416</text:p>
              </table:table-cell>
              <table:table-cell office:value-type="float" office:value="41.720442">
                <text:p>41.720442</text:p>
              </table:table-cell>
              <table:table-cell office:value-type="float" office:value="167.186128">
                <text:p>167.186128</text:p>
              </table:table-cell>
              <table:table-cell office:value-type="float" office:value="674.438652">
                <text:p>674.438652</text:p>
              </table:table-cell>
              <table:table-cell office:value-type="float" office:value="2732.132">
                <text:p>2732.132</text:p>
              </table:table-cell>
              <table:table-cell office:value-type="float" office:value="10812.3267">
                <text:p>10812.3267</text:p>
              </table:table-cell>
              <table:table-cell office:value-type="float" office:value="41361.4723">
                <text:p>41361.47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